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style:font-name="Times New Roman" officeooo:paragraph-rsid="002711fb"/>
    </style:style>
    <style:style style:name="P2" style:family="paragraph" style:parent-style-name="Standard">
      <style:paragraph-properties fo:line-height="200%"/>
      <style:text-properties style:font-name="Times New Roman" officeooo:paragraph-rsid="005609c1"/>
    </style:style>
    <style:style style:name="P3" style:family="paragraph" style:parent-style-name="Heading_20_1">
      <style:text-properties officeooo:paragraph-rsid="0004e91d"/>
    </style:style>
    <style:style style:name="T1" style:family="text">
      <style:text-properties officeooo:rsid="0004e91d"/>
    </style:style>
    <style:style style:name="T2" style:family="text">
      <style:text-properties officeooo:rsid="001084ea"/>
    </style:style>
    <style:style style:name="T3" style:family="text">
      <style:text-properties officeooo:rsid="0058a837"/>
    </style:style>
    <style:style style:name="T4" style:family="text">
      <style:text-properties officeooo:rsid="005d76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1">The Practical advantages of open source software</text:span></text:h>
      <text:p text:style-name="P1"><text:tab/><text:span text:style-name="T2">Stallman maintains that a free society can only come about through the adoption of free software, stating that he launched the GNU operating system for the express purpose of freedom and not for technical innovation (2011, para 48). <text:s/>Stallman criticizes those who associate the free software movement with the ilk of Linus Torvalds and others who would seek to shift the focus of the free software movement away from ethics and towards practicality. However, if Stallman truly wishes to see widespread adoption of free software, then it would behoove him to also encourage others to capitalize on the practical benefits that made Linux and other open source software solutions so successful.</text:span></text:p>
      <text:p text:style-name="P2"><text:tab/><text:span text:style-name="T3">The overall restrictiveness of proprietary software presents a large disadvantage to its users. <text:s/>Because software is built from source code, the support for any piece of software is ultimately tied to the ability to edit and view that source code. Having access to a product's source code decreases dependency on that product, which is critical should that product become discontinued or should its vendor declare bankruptcy. <text:s/>Thus, vendor lock-in threatens software users with eventual obsolescence, even in cases where it was possible to retroactively obtain the rights to proprietary code (colannino 914). In one case involving electronic voting machines in New York, the code obtained to make these machines function was licensed for testing and not for deployment (colannino 916). Moreover, this issue could have been avoided had the code been released with a free software license.</text:span></text:p>
      <text:p text:style-name="P2"><text:tab/><text:span text:style-name="T4">An advantageous featured offered by open source software is its collabortive nature.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20:59:23.929111226</meta:creation-date>
    <dc:date>2016-03-16T22:12:25.579900472</dc:date>
    <meta:editing-duration>PT2H33M5S</meta:editing-duration>
    <meta:editing-cycles>80</meta:editing-cycles>
    <meta:generator>LibreOffice/4.2.8.2$Linux_X86_64 LibreOffice_project/420m0$Build-2</meta:generator>
    <meta:document-statistic meta:table-count="0" meta:image-count="0" meta:object-count="0" meta:page-count="1" meta:paragraph-count="4" meta:word-count="267" meta:character-count="1714" meta:non-whitespace-character-count="1444"/>
  </office:meta>
</office:document-meta>
</file>